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OrderNodeIteratorImpl.compare( Object o1 , Object o2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DocOrderNodeIteratorImpl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OrderNodeIteratorImpl.DocOrderNodeIteratorImpl( ItemManager itemMgr , List scoreNodes , int select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OrderNodeIteratorImpl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OrderNodeIteratorImpl.getScor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OrderNode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OrderNode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OrderNodeIteratorImpl.nextNod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OrderNodeIteratorImpl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OrderNode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OrderNodeIteratorImpl.skip( long skip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OrderNodeIteratorImpl.initOrderedIterator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">
            <text:p text:style-name="Table_20_Contents">7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DocOrderNode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